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WrapperParameters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WrapperParameters.TaskWrapperParameters(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WrapperParameters.getTask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WrapperParameters.setTaskId( String task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WrapperParameters.setWebapp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WrapperParameters.getRequire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WrapperParameters.getWebapp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